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Heading_20_1">
      <style:text-properties style:font-name="Cambria" fo:font-size="18pt" fo:language="ru" fo:country="RU" fo:font-weight="bold" style:font-size-asian="18pt" style:font-weight-asian="bold" style:font-size-complex="18pt" style:font-weight-complex="bold"/>
    </style:style>
    <style:style style:name="P2" style:family="paragraph" style:parent-style-name="Our_20_code">
      <style:text-properties style:font-name="Courier New" fo:font-size="14pt" style:font-size-asian="14pt" style:font-size-complex="14pt"/>
    </style:style>
    <style:style style:name="P3" style:family="paragraph" style:parent-style-name="Text_20_body">
      <style:text-properties style:font-name="Cambria" fo:font-size="14pt" fo:font-weight="bold" style:font-size-asian="14pt" style:font-weight-asian="bold" style:font-size-complex="14pt" style:font-weight-complex="bold"/>
    </style:style>
    <style:style style:name="P4" style:family="paragraph" style:parent-style-name="Text_20_body">
      <style:text-properties style:font-name="Cambria" fo:font-size="14pt" style:font-size-asian="14pt" style:font-size-complex="14pt"/>
    </style:style>
    <style:style style:name="T1" style:family="text">
      <style:text-properties style:font-name="DejaVu Sans Mono"/>
    </style:style>
    <style:style style:name="T2" style:family="text">
      <style:text-properties style:font-name="DejaVu Sans Mono" fo:language="en" fo:country="US"/>
    </style:style>
    <style:style style:name="T3" style:family="text">
      <style:text-properties fo:language="en" fo:country="U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1" text:outline-level="1">Опции командной строки</text:h>
          </table:table-cell>
        </table:table-row>
        <table:table-row table:style-name="Table1.2">
          <table:table-cell table:style-name="Table1.A2" office:value-type="string">
            <text:p text:style-name="P3">Формат запуска командной строки:</text:p>
            <text:p text:style-name="P2">mmain.exe &lt;общепрограммные опции&gt; "имя файла проекта 1" &lt;опции запуска файла проекта 1&gt; ... "имя файла проекта 2" &lt;опции файла проекта 2&gt;</text:p>
            <text:p text:style-name="P4">или</text:p>
            <text:p text:style-name="P2">mstarter.exe &lt;общепрограммные опции&gt; "имя файла проекта 1" &lt;опции запуска файла проекта 1&gt; ... "имя файла проекта 2" &lt;опции файла проекта 2&gt;</text:p>
            <text:p text:style-name="P4">mmain.exe – имя главного процесса программного комплекса (графическая оболочка);</text:p>
            <text:p text:style-name="P4">вместо mmain.exe может стоять имя программы-запускалки mstarter.exe (она завершается сразу после запуска и передаёт команду в mmain.<text:span text:style-name="T3">exe</text:span>).</text:p>
            <text:p text:style-name="P3">Общепрограммные опции командной строки:</text:p>
            <text:p text:style-name="P4">/exitonstop – автоматический выход из программы при остановке счёта</text:p>
            <text:p text:style-name="P4">/exitonclose – автоматический выход из программы при закрытии последнего схемного окна</text:p>
            <text:p text:style-name="P4">/hidemenus – окна анимации и редактора схем будут запускаться без главных меню</text:p>
            <text:p text:style-name="P4">/nomainform – скрыть главное окно программы</text:p>
            <text:p text:style-name="P4">/minmainform – минимизировать главное окно приложения</text:p>
            <text:p text:style-name="P4">/nohotkeys – заблокировать обработку горячих клавиш</text:p>
            <text:p text:style-name="P3">Опции запуска файла проекта:</text:p>
            <text:p text:style-name="P4">/nomenu – <text:s/>проект будет запущен без главного меню окна</text:p>
            <text:p text:style-name="P4">/nopanels – проект будет запущен без главного меню и панели инструментов</text:p>
            <text:p text:style-name="P4">/noborder – проект запускается без рамки схемного окна</text:p>
            <text:p text:style-name="P4">/stoponclose – проект будет автоматически остановлен при выходе из программы</text:p>
            <text:p text:style-name="P4">/start – произвести инициализацию проекта (или пакета) после загрузки файла</text:p>
            <text:p text:style-name="P4"><text:soft-page-break/>/minimize – запустить проект с минимизированным схемным окном</text:p>
            <text:p text:style-name="P4">/run – запустить проект (или пакет) на расчёт после загрузки файла</text:p>
            <text:p text:style-name="P4">/left &lt;целое число&gt; – задаёт левую координату схемного окна проекта</text:p>
            <text:p text:style-name="P4">/top &lt;целое число&gt; – задаёт верхнюю координату схемного окна проекта</text:p>
            <text:p text:style-name="P4">/width &lt;целое число&gt; – задаёт ширину схемного окна проекта</text:p>
            <text:p text:style-name="P4">/height &lt;целое число&gt; – задаёт высоту схемного окна проекта</text:p>
            <text:p text:style-name="P4">/x &lt;вещественное число&gt; – задаёт координату центра схемы по горизонтали</text:p>
            <text:p text:style-name="P4">/y &lt;вещественное число&gt; – задаёт координату центра схемы по вертикали</text:p>
            <text:p text:style-name="P4">/scale &lt;вещественное число&gt; – задаёт масштабный коэффициент для главной страницы схемного окна</text:p>
            <text:p text:style-name="P4">/stayontop – запуск проекта поверх всех окон</text:p>
            <text:p text:style-name="P4">/readonly – запуск проекта без возможности его сохранения</text:p>
            <text:p text:style-name="P3">Примеры:</text:p>
            <text:p text:style-name="P4">1. Запуск видеокадра без главного окна:</text:p>
            <text:p text:style-name="P2"><text:span text:style-name="T3">"c:\SimInTech\bin\mstarter.exe"</text:span> /nomainform "C:\<text:span text:style-name="T3">SimInTech</text:span>\Projects\PULTS\10CWA10_L.prt" /nomenu /hidemenus /noborder /top 0 /left 1600 /width 1600 /height 1200 /run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transparent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пции командной строки</dc:title>
    <dc:date>2015-01-08T00:35:15.04</dc:date>
    <meta:generator>OpenOffice/4.1.1$Win32 OpenOffice.org_project/411m6$Build-9775</meta:generator>
    <meta:editing-duration>PT5H15M6S</meta:editing-duration>
    <meta:editing-cycles>131</meta:editing-cycles>
    <meta:document-statistic meta:table-count="1" meta:image-count="0" meta:object-count="0" meta:page-count="2" meta:paragraph-count="34" meta:word-count="308" meta:character-count="2252"/>
    <meta:user-defined meta:name="Поле 1"/>
    <meta:user-defined meta:name="Поле 2"/>
    <meta:user-defined meta:name="Поле 3"/>
    <meta:user-defined meta:name="Поле 4"/>
  </office:meta>
</office:document-meta>
</file>